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1" fo:font-size="20pt" officeooo:rsid="0019f415" officeooo:paragraph-rsid="001a3f02" style:font-size-asian="20pt" style:font-size-complex="20pt"/>
    </style:style>
    <style:style style:name="P2" style:family="paragraph" style:parent-style-name="Standard">
      <style:text-properties style:font-name="Ubuntu1" fo:font-size="20pt" fo:font-weight="normal" officeooo:rsid="001fd24b" officeooo:paragraph-rsid="001fd24b" style:font-size-asian="17.5pt" style:font-weight-asian="normal" style:font-size-complex="20pt" style:font-weight-complex="normal"/>
    </style:style>
    <style:style style:name="P3" style:family="paragraph" style:parent-style-name="Standard">
      <style:text-properties style:font-name="Ubuntu1" fo:font-size="20pt" fo:font-weight="normal" officeooo:rsid="0029238e" officeooo:paragraph-rsid="0096417b" style:font-name-asian="Noto Sans CJK SC" style:font-size-asian="17.5pt" style:font-weight-asian="normal" style:font-name-complex="Lohit Devanagari" style:font-size-complex="20pt" style:font-weight-complex="normal"/>
    </style:style>
    <style:style style:name="P4" style:family="paragraph" style:parent-style-name="Standard">
      <style:text-properties style:font-name="Ubuntu1" fo:font-size="20pt" fo:font-weight="normal" officeooo:rsid="002608a4" officeooo:paragraph-rsid="00925bf6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1" fo:font-size="12pt" officeooo:rsid="0019f415" officeooo:paragraph-rsid="001a3f02" style:font-size-asian="10.5pt" style:font-size-complex="12pt"/>
    </style:style>
    <style:style style:name="P6" style:family="paragraph" style:parent-style-name="Standard">
      <style:text-properties style:font-name="Ubuntu1" fo:font-size="12pt" fo:font-weight="bold" officeooo:rsid="0019f415" officeooo:paragraph-rsid="001a3f0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Ubuntu1" fo:font-size="12pt" fo:font-weight="bold" officeooo:rsid="00394d33" officeooo:paragraph-rsid="006efa9e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fo:font-weight="bold" officeooo:rsid="007fb26d" officeooo:paragraph-rsid="0085aa4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1" fo:font-size="12pt" fo:font-weight="bold" officeooo:rsid="007fb26d" officeooo:paragraph-rsid="00ae524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1" fo:font-size="12pt" fo:font-weight="bold" officeooo:rsid="002608a4" officeooo:paragraph-rsid="00925bf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1" fo:font-size="12pt" fo:font-weight="bold" officeooo:rsid="009f9cdc" officeooo:paragraph-rsid="009f9cd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1" fo:font-size="12pt" fo:font-weight="bold" officeooo:rsid="002608a4" officeooo:paragraph-rsid="00925bf6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Ubuntu1" fo:font-size="12pt" fo:font-weight="normal" officeooo:rsid="001fd24b" officeooo:paragraph-rsid="001fd24b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363857" officeooo:paragraph-rsid="00363857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604c28" officeooo:paragraph-rsid="0085aa4f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normal" officeooo:rsid="00604c28" officeooo:paragraph-rsid="00ae524d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1" fo:font-size="12pt" fo:font-weight="normal" officeooo:rsid="0029238e" officeooo:paragraph-rsid="0096417b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Ubuntu1" fo:font-size="12pt" fo:font-weight="normal" officeooo:rsid="002608a4" officeooo:paragraph-rsid="00925bf6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Ubuntu1" fo:font-size="12pt" fo:font-weight="normal" officeooo:rsid="002608a4" officeooo:paragraph-rsid="009f9cdc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Ubuntu1" fo:font-size="12pt" fo:font-weight="normal" officeooo:rsid="007239e7" officeooo:paragraph-rsid="0096417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fo:font-weight="normal" officeooo:rsid="0046457f" officeooo:paragraph-rsid="00925bf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fo:font-weight="normal" officeooo:rsid="0046457f" officeooo:paragraph-rsid="009f9cdc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1" fo:font-size="12pt" fo:font-weight="normal" officeooo:rsid="007239e7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24" style:family="paragraph" style:parent-style-name="Standard">
      <style:text-properties style:font-name="Ubuntu1" fo:font-size="12pt" fo:font-weight="normal" officeooo:rsid="006efa9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25" style:family="paragraph" style:parent-style-name="Standard">
      <style:text-properties style:font-name="Ubuntu1" fo:font-size="12pt" fo:font-weight="normal" officeooo:rsid="00446345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26" style:family="paragraph" style:parent-style-name="Standard">
      <style:text-properties style:font-name="Ubuntu1" fo:font-size="12pt" fo:font-weight="normal" officeooo:rsid="0029238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27" style:family="paragraph" style:parent-style-name="Standard">
      <style:text-properties style:font-name="Ubuntu1" fo:font-size="12pt" fo:font-weight="normal" officeooo:rsid="0054f88f" officeooo:paragraph-rsid="0096417b" style:font-name-asian="Noto Sans CJK SC" style:font-size-asian="12pt" style:font-weight-asian="normal" style:font-name-complex="Lohit Devanagari" style:font-size-complex="12pt" style:font-weight-complex="normal"/>
    </style:style>
    <style:style style:name="P28" style:family="paragraph" style:parent-style-name="Standard">
      <style:text-properties style:font-name="Ubuntu1" fo:font-size="12pt" fo:font-weight="normal" officeooo:rsid="0054f88f" officeooo:paragraph-rsid="00925bf6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468ab" officeooo:paragraph-rsid="008adbd2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2468ab" officeooo:paragraph-rsid="008adbd2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4pt" officeooo:rsid="001a5f97" officeooo:paragraph-rsid="00925bf6" style:font-size-asian="12.25pt" style:font-size-complex="14pt"/>
    </style:style>
    <style:style style:name="P32" style:family="paragraph" style:parent-style-name="Standard">
      <style:text-properties fo:font-size="14pt" officeooo:rsid="001a5f97" officeooo:paragraph-rsid="00c8f7ff" style:font-size-asian="14pt" style:font-size-complex="14pt"/>
    </style:style>
    <style:style style:name="P33" style:family="paragraph" style:parent-style-name="Standard">
      <style:text-properties officeooo:paragraph-rsid="00925bf6"/>
    </style:style>
    <style:style style:name="P34" style:family="paragraph" style:parent-style-name="Standard">
      <style:text-properties officeooo:paragraph-rsid="009f9cdc"/>
    </style:style>
    <style:style style:name="P35" style:family="paragraph" style:parent-style-name="Title">
      <style:paragraph-properties fo:margin-top="0cm" fo:margin-bottom="0cm" loext:contextual-spacing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/>
    </style:style>
    <style:style style:name="P36" style:family="paragraph" style:parent-style-name="Text_20_body">
      <style:paragraph-properties fo:text-align="center" style:justify-single-word="false"/>
      <style:text-properties style:font-name="Ubuntu" officeooo:rsid="0019f415" officeooo:paragraph-rsid="0019f415"/>
    </style:style>
    <style:style style:name="P37" style:family="paragraph" style:parent-style-name="Text_20_body">
      <style:paragraph-properties fo:text-align="center" style:justify-single-word="false"/>
      <style:text-properties style:font-name="Ubuntu" fo:font-size="3pt" fo:font-weight="normal" officeooo:rsid="0019f415" officeooo:paragraph-rsid="0019f415" style:font-size-asian="2.59999990463257pt" style:font-weight-asian="normal" style:font-size-complex="3pt" style:font-weight-complex="normal"/>
    </style:style>
    <style:style style:name="P38" style:family="paragraph" style:parent-style-name="Standard">
      <style:text-properties style:font-name="Ubuntu1" fo:font-size="12pt" fo:font-weight="normal" officeooo:rsid="002ee659" officeooo:paragraph-rsid="0070640d" style:font-size-asian="10.5pt" style:font-weight-asian="normal" style:font-size-complex="12pt" style:font-weight-complex="normal"/>
    </style:style>
    <style:style style:name="P39" style:family="paragraph" style:parent-style-name="Standard" style:list-style-name="L36">
      <style:text-properties style:font-name="Ubuntu1" fo:font-size="12pt" fo:font-weight="normal" officeooo:rsid="002ee659" officeooo:paragraph-rsid="0070640d" style:font-size-asian="10.5pt" style:font-weight-asian="normal" style:font-size-complex="12pt" style:font-weight-complex="normal"/>
    </style:style>
    <style:style style:name="P40" style:family="paragraph" style:parent-style-name="Standard" style:list-style-name="L40">
      <style:text-properties style:font-name="Ubuntu1" fo:font-size="12pt" fo:font-weight="normal" officeooo:rsid="002ee659" officeooo:paragraph-rsid="008adbd2" style:font-size-asian="10.5pt" style:font-weight-asian="normal" style:font-size-complex="12pt" style:font-weight-complex="normal"/>
    </style:style>
    <style:style style:name="P41" style:family="paragraph" style:parent-style-name="Standard" style:list-style-name="L36">
      <style:text-properties style:font-name="Ubuntu1" fo:font-size="12pt" fo:font-weight="normal" officeooo:rsid="00b4d498" officeooo:paragraph-rsid="00b66a66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text-properties style:font-name="Ubuntu1" fo:font-size="12pt" fo:font-weight="normal" officeooo:rsid="005ac0e9" officeooo:paragraph-rsid="0085aa4f" style:font-size-asian="10.5pt" style:font-weight-asian="normal" style:font-size-complex="12pt" style:font-weight-complex="normal"/>
    </style:style>
    <style:style style:name="P43" style:family="paragraph" style:parent-style-name="Standard" style:list-style-name="L39">
      <style:text-properties style:font-name="Ubuntu1" fo:font-size="12pt" fo:font-weight="normal" officeooo:rsid="005ac0e9" officeooo:paragraph-rsid="0085aa4f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Ubuntu1" fo:font-size="12pt" fo:font-weight="normal" officeooo:rsid="00446345" officeooo:paragraph-rsid="00d0968c" style:font-name-asian="Noto Sans CJK SC" style:font-size-asian="10.5pt" style:font-weight-asian="normal" style:font-name-complex="Lohit Devanagari" style:font-size-complex="12pt" style:font-weight-complex="normal"/>
    </style:style>
    <style:style style:name="P45" style:family="paragraph" style:parent-style-name="Standard">
      <style:text-properties style:font-name="Ubuntu1" fo:font-size="12pt" fo:font-weight="normal" officeooo:rsid="0054f88f" officeooo:paragraph-rsid="0096417b" style:font-name-asian="Noto Sans CJK SC" style:font-size-asian="12pt" style:font-weight-asian="normal" style:font-name-complex="Lohit Devanagari" style:font-size-complex="12pt" style:font-weight-complex="normal"/>
    </style:style>
    <style:style style:name="P46" style:family="paragraph" style:parent-style-name="Standard">
      <style:text-properties style:font-name="Ubuntu1" fo:font-size="12pt" fo:font-weight="normal" officeooo:rsid="0054f88f" officeooo:paragraph-rsid="00c68a4a" style:font-size-asian="12pt" style:font-weight-asian="normal" style:font-size-complex="12pt" style:font-weight-complex="normal"/>
    </style:style>
    <style:style style:name="P47" style:family="paragraph" style:parent-style-name="Standard" style:list-style-name="L37">
      <style:text-properties style:font-name="Ubuntu1" fo:font-size="12pt" fo:font-weight="normal" officeooo:paragraph-rsid="00d7a61b"/>
    </style:style>
    <style:style style:name="P48" style:family="paragraph" style:parent-style-name="Standard" style:list-style-name="L2">
      <style:text-properties style:font-name="Ubuntu1" fo:font-size="12pt" fo:font-style="normal" fo:font-weight="normal" officeooo:rsid="008697c8" officeooo:paragraph-rsid="00ae524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38">
      <style:text-properties style:font-name="Ubuntu1" fo:font-size="12pt" fo:font-style="normal" fo:font-weight="normal" officeooo:rsid="008697c8" officeooo:paragraph-rsid="00ae524d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0">
      <style:text-properties style:font-name="Ubuntu1" fo:font-size="12pt" fo:letter-spacing="normal" fo:font-style="normal" style:text-underline-style="none" fo:font-weight="normal" officeooo:rsid="002468ab" officeooo:paragraph-rsid="008adbd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37">
      <style:text-properties style:font-name="Ubuntu1" fo:font-size="12pt" fo:letter-spacing="normal" fo:font-style="italic" fo:font-weight="normal" officeooo:paragraph-rsid="00d7a61b"/>
    </style:style>
    <style:style style:name="P52" style:family="paragraph" style:parent-style-name="Standard">
      <style:paragraph-properties fo:text-align="start" style:justify-single-word="false"/>
      <style:text-properties style:font-name="Ubuntu1" fo:font-size="12pt" fo:font-weight="bold" officeooo:rsid="00cdbb24" officeooo:paragraph-rsid="00cdbb24" style:font-size-asian="10.5pt" style:font-weight-asian="bold" style:font-size-complex="12pt" style:font-weight-complex="bold"/>
    </style:style>
    <style:style style:name="P53" style:family="paragraph" style:parent-style-name="Standard">
      <style:text-properties style:font-name="Ubuntu1" fo:font-size="12pt" fo:font-weight="bold" officeooo:rsid="0019f415" officeooo:paragraph-rsid="0071b6ce" style:font-weight-asian="bold" style:font-weight-complex="bold"/>
    </style:style>
    <style:style style:name="P54" style:family="paragraph" style:parent-style-name="Standard">
      <style:text-properties style:font-name="Ubuntu1" fo:font-size="12pt" fo:font-weight="bold" officeooo:rsid="00bab5f6" officeooo:paragraph-rsid="00d7a61b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Ubuntu1" fo:font-size="12pt" fo:font-weight="bold" officeooo:rsid="00394d33" officeooo:paragraph-rsid="006efa9e" style:font-size-asian="12pt" style:font-weight-asian="bold" style:font-size-complex="12pt" style:font-weight-complex="bold"/>
    </style:style>
    <style:style style:name="P56" style:family="paragraph" style:parent-style-name="Standard" style:list-style-name="L37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fo:font-weight="bold" officeooo:rsid="00bc2bdb" officeooo:paragraph-rsid="00d7a61b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Ubuntu1" fo:font-size="20pt" fo:font-weight="normal" officeooo:rsid="00ce5a1d" officeooo:paragraph-rsid="00ce5a1d" style:font-size-asian="17.5pt" style:font-weight-asian="normal" style:font-size-complex="20pt" style:font-weight-complex="normal"/>
    </style:style>
    <style:style style:name="P58" style:family="paragraph" style:parent-style-name="Standard">
      <style:text-properties style:font-name="Ubuntu1" fo:font-size="20pt" fo:font-weight="normal" officeooo:rsid="00cedecf" officeooo:paragraph-rsid="00d0968c" style:font-size-asian="17.5pt" style:font-weight-asian="normal" style:font-size-complex="20pt" style:font-weight-complex="normal"/>
    </style:style>
    <style:style style:name="P59" style:family="paragraph" style:parent-style-name="Standard">
      <style:text-properties style:font-name="Ubuntu1" fo:font-size="14pt" fo:font-weight="bold" officeooo:rsid="001a5f97" officeooo:paragraph-rsid="00c68a4a" style:font-size-asian="14pt" style:font-weight-asian="bold" style:font-size-complex="14pt" style:font-weight-complex="bold"/>
    </style:style>
    <style:style style:name="P60" style:family="paragraph" style:parent-style-name="Standard" style:list-style-name="L38">
      <style:text-properties fo:font-variant="normal" fo:text-transform="none" fo:color="#000000" style:font-name="Ubuntu1" fo:font-size="12pt" fo:letter-spacing="normal" fo:font-style="normal" fo:font-weight="normal" officeooo:rsid="00a9b8a4" officeooo:paragraph-rsid="00ae524d" style:font-size-asian="12pt" style:font-weight-asian="normal" style:font-size-complex="12pt" style:font-weight-complex="normal"/>
    </style:style>
    <style:style style:name="P61" style:family="paragraph" style:parent-style-name="Standard" style:list-style-name="L38">
      <style:text-properties fo:font-variant="normal" fo:text-transform="none" fo:color="#000000" style:font-name="Ubuntu1" fo:font-size="12pt" fo:letter-spacing="normal" fo:font-style="normal" fo:font-weight="normal" officeooo:rsid="00aa7eae" officeooo:paragraph-rsid="00ae524d" style:font-size-asian="12pt" style:font-weight-asian="normal" style:font-size-complex="12pt" style:font-weight-complex="normal"/>
    </style:style>
    <style:style style:name="P62" style:family="paragraph" style:parent-style-name="Standard" style:list-style-name="L39">
      <style:text-properties fo:font-variant="normal" fo:text-transform="none" fo:color="#000000" style:font-name="Ubuntu1" fo:font-size="12pt" fo:letter-spacing="normal" fo:font-style="normal" fo:font-weight="normal" officeooo:rsid="005ac0e9" officeooo:paragraph-rsid="0085aa4f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Ubuntu1" fo:font-size="12pt" fo:letter-spacing="normal" fo:font-style="normal" style:text-underline-style="none" fo:font-weight="bold" officeooo:rsid="00bc2bdb" officeooo:paragraph-rsid="00bab5f6" fo:background-color="#ffffff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39">
      <style:text-properties fo:font-variant="normal" fo:text-transform="none" fo:color="#000000" style:font-name="Ubuntu1" fo:font-size="12pt" fo:letter-spacing="normal" fo:font-style="italic" fo:font-weight="normal" officeooo:rsid="009bc4cc" officeooo:paragraph-rsid="009bc4cc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36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Times" fo:font-size="12pt" fo:letter-spacing="normal" fo:font-style="normal" fo:font-weight="normal" officeooo:rsid="00228b04" officeooo:paragraph-rsid="00d7a61b" style:font-size-asian="10.5pt" style:font-weight-asian="normal" style:font-size-complex="12pt" style:font-weight-complex="normal"/>
    </style:style>
    <style:style style:name="P66" style:family="paragraph" style:parent-style-name="Standard">
      <style:text-properties officeooo:paragraph-rsid="00ce5a1d"/>
    </style:style>
    <style:style style:name="P67" style:family="paragraph" style:parent-style-name="Standard">
      <style:text-properties fo:font-size="14pt" officeooo:rsid="001a5f97" officeooo:paragraph-rsid="00c3d1e5" style:font-size-asian="12.25pt" style:font-size-complex="14pt"/>
    </style:style>
    <style:style style:name="P68" style:family="paragraph" style:parent-style-name="Standard">
      <style:text-properties fo:font-size="14pt" officeooo:rsid="001a5f97" officeooo:paragraph-rsid="00ce5a1d" style:font-size-asian="12.25pt" style:font-size-complex="14pt"/>
    </style:style>
    <style:style style:name="P69" style:family="paragraph" style:parent-style-name="Standard">
      <style:text-properties fo:font-size="12pt" fo:font-weight="normal" officeooo:rsid="00228b04" officeooo:paragraph-rsid="00228b0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2468ab" officeooo:paragraph-rsid="00d7a61b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Ubuntu1" fo:font-size="12pt" fo:font-weight="bold" officeooo:paragraph-rsid="00cedecf"/>
    </style:style>
    <style:style style:name="P72" style:family="paragraph" style:parent-style-name="Standard" style:list-style-name="L23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paragraph-rsid="00cedecf"/>
    </style:style>
    <style:style style:name="P73" style:family="paragraph" style:parent-style-name="Standard" style:list-style-name="L23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paragraph-rsid="00dcf2b0"/>
    </style:style>
    <style:style style:name="P74" style:family="paragraph" style:parent-style-name="Standard">
      <style:text-properties style:font-name="Ubuntu1" fo:font-size="12pt" officeooo:paragraph-rsid="00d7a61b"/>
    </style:style>
    <style:style style:name="P75" style:family="paragraph" style:parent-style-name="Standard" style:list-style-name="L23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rsid="00dcf2b0" officeooo:paragraph-rsid="00dcf2b0"/>
    </style:style>
    <style:style style:name="P76" style:family="paragraph" style:parent-style-name="Standard">
      <style:text-properties style:font-name="Ubuntu1" officeooo:paragraph-rsid="00cedecf"/>
    </style:style>
    <style:style style:name="P77" style:family="paragraph" style:parent-style-name="Standard" style:list-style-name="L23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officeooo:paragraph-rsid="00cedecf"/>
    </style:style>
    <style:style style:name="P78" style:family="paragraph" style:parent-style-name="Standard">
      <style:text-properties fo:color="#000000" style:font-name="Ubuntu1" fo:font-size="12pt" fo:font-weight="bold" officeooo:rsid="00cedecf" officeooo:paragraph-rsid="00d0968c"/>
    </style:style>
    <style:style style:name="P79" style:family="paragraph" style:parent-style-name="Standard">
      <style:text-properties fo:color="#000000" style:font-name="Ubuntu1" fo:font-size="12pt" fo:font-weight="bold" officeooo:paragraph-rsid="00d0968c"/>
    </style:style>
    <style:style style:name="P80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81" style:family="paragraph" style:parent-style-name="Standard" style:list-style-name="L19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cedecf" style:font-weight-asian="normal" style:font-weight-complex="normal"/>
    </style:style>
    <style:style style:name="P82" style:family="paragraph" style:parent-style-name="Standard" style:list-style-name="L2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83" style:family="paragraph" style:parent-style-name="Standard" style:list-style-name="L2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84" style:family="paragraph" style:parent-style-name="Standard" style:list-style-name="L2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85" style:family="paragraph" style:parent-style-name="Standard" style:list-style-name="L28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86" style:family="paragraph" style:parent-style-name="Standard" style:list-style-name="L29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87" style:family="paragraph" style:parent-style-name="Standard" style:list-style-name="L3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88" style:family="paragraph" style:parent-style-name="Standard" style:list-style-name="L2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weight-asian="normal" style:font-weight-complex="normal"/>
    </style:style>
    <style:style style:name="P89" style:family="paragraph" style:parent-style-name="Standard" style:list-style-name="L31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weight-asian="normal" style:font-weight-complex="normal"/>
    </style:style>
    <style:style style:name="P90" style:family="paragraph" style:parent-style-name="Standard" style:list-style-name="L3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weight-asian="normal" style:font-weight-complex="normal"/>
    </style:style>
    <style:style style:name="P91" style:family="paragraph" style:parent-style-name="Standard" style:list-style-name="L2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size-asian="12pt" style:font-weight-asian="normal" style:font-size-complex="12pt" style:font-weight-complex="normal"/>
    </style:style>
    <style:style style:name="P92" style:family="paragraph" style:parent-style-name="Standard" style:list-style-name="L3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officeooo:paragraph-rsid="00d7a61b"/>
    </style:style>
    <style:style style:name="P93" style:family="paragraph" style:parent-style-name="Standard">
      <style:text-properties officeooo:paragraph-rsid="00d0968c"/>
    </style:style>
    <style:style style:name="P94" style:family="paragraph" style:parent-style-name="Standard">
      <style:text-properties officeooo:paragraph-rsid="00d49f35"/>
    </style:style>
    <style:style style:name="P9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Ubuntu1" fo:font-size="12pt" fo:font-weight="normal" officeooo:rsid="002ee659" officeooo:paragraph-rsid="00cedecf" style:font-size-asian="10.5pt" style:font-weight-asian="normal" style:font-size-complex="12pt" style:font-weight-complex="normal"/>
    </style:style>
    <style:style style:name="P9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d42" style:font-weight-asian="bold" style:font-weight-complex="bold"/>
    </style:style>
    <style:style style:name="T3" style:family="text">
      <style:text-properties fo:font-weight="bold" officeooo:rsid="0029238e" style:font-weight-asian="bold" style:font-weight-complex="bold"/>
    </style:style>
    <style:style style:name="T4" style:family="text">
      <style:text-properties fo:font-weight="bold" officeooo:rsid="0054f88f" style:font-name-asian="Noto Sans CJK SC" style:font-size-asian="12pt" style:font-weight-asian="bold" style:font-name-complex="Lohit Devanagari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f415" style:font-weight-asian="normal" style:font-weight-complex="normal"/>
    </style:style>
    <style:style style:name="T7" style:family="text">
      <style:text-properties fo:font-weight="normal" officeooo:rsid="0046457f" style:font-weight-asian="normal" style:font-weight-complex="normal"/>
    </style:style>
    <style:style style:name="T8" style:family="text">
      <style:text-properties fo:font-weight="normal" style:font-size-asian="10.5pt" style:font-weight-asian="normal" style:font-weight-complex="normal"/>
    </style:style>
    <style:style style:name="T9" style:family="text">
      <style:text-properties fo:font-weight="normal" style:font-size-asian="10.5pt" style:font-weight-asian="normal" style:font-size-complex="12pt" style:font-weight-complex="normal"/>
    </style:style>
    <style:style style:name="T10" style:family="text">
      <style:text-properties fo:font-weight="normal" officeooo:rsid="001a3f02" style:font-name-asian="Noto Sans CJK SC" style:font-size-asian="10.5pt" style:font-weight-asian="normal" style:font-name-complex="Lohit Devanagari" style:font-size-complex="12pt" style:font-weight-complex="normal"/>
    </style:style>
    <style:style style:name="T11" style:family="text">
      <style:text-properties style:font-name="Ubuntu1"/>
    </style:style>
    <style:style style:name="T12" style:family="text">
      <style:text-properties style:font-name="Ubuntu1" fo:font-size="14pt" fo:font-weight="normal" officeooo:rsid="001a5f97" style:font-size-asian="14pt" style:font-weight-asian="normal" style:font-size-complex="14pt" style:font-weight-complex="normal"/>
    </style:style>
    <style:style style:name="T13" style:family="text">
      <style:text-properties style:font-name="Ubuntu1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font-name="Ubuntu1" fo:font-size="12pt" fo:font-weight="normal" officeooo:rsid="001a5f97" style:font-size-asian="10.5pt" style:font-weight-asian="normal" style:font-size-complex="12pt" style:font-weight-complex="normal"/>
    </style:style>
    <style:style style:name="T15" style:family="text">
      <style:text-properties style:font-name="Ubuntu1" fo:font-size="12pt" fo:font-weight="normal" officeooo:rsid="001c2d6d" style:font-size-asian="10.5pt" style:font-weight-asian="normal" style:font-size-complex="12pt" style:font-weight-complex="normal"/>
    </style:style>
    <style:style style:name="T16" style:family="text">
      <style:text-properties style:font-name="Ubuntu1" fo:font-size="12pt" fo:font-weight="normal" officeooo:rsid="004720ef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font-weight="normal" officeooo:rsid="00485dcb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fo:font-weight="normal" officeooo:rsid="007c76c8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fo:font-weight="normal" officeooo:rsid="007e2d0f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fo:font-weight="normal" officeooo:rsid="00925bf6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fo:font-weight="normal" officeooo:rsid="00944ea6" style:font-size-asian="10.5pt" style:font-weight-asian="normal" style:font-size-complex="12pt" style:font-weight-complex="normal"/>
    </style:style>
    <style:style style:name="T22" style:family="text">
      <style:text-properties style:font-name="Ubuntu1" fo:font-size="12pt" fo:font-weight="normal" officeooo:rsid="00ce5a1d" style:font-size-asian="10.5pt" style:font-weight-asian="normal" style:font-size-complex="12pt" style:font-weight-complex="normal"/>
    </style:style>
    <style:style style:name="T23" style:family="text">
      <style:text-properties style:font-name="Ubuntu1" fo:font-size="12pt" fo:font-weight="normal" officeooo:rsid="0029238e" style:font-name-asian="Noto Sans CJK SC" style:font-size-asian="10.5pt" style:font-weight-asian="normal" style:font-name-complex="Lohit Devanagari" style:font-size-complex="12pt" style:font-weight-complex="normal"/>
    </style:style>
    <style:style style:name="T24" style:family="text">
      <style:text-properties style:font-name="Ubuntu1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Ubuntu1" fo:font-size="12pt" fo:font-weight="bold" officeooo:rsid="001a5f97" style:font-size-asian="12pt" style:font-weight-asian="bold" style:font-size-complex="12pt" style:font-weight-complex="bold"/>
    </style:style>
    <style:style style:name="T26" style:family="text">
      <style:text-properties style:font-name="Ubuntu1" fo:font-size="12pt" fo:font-weight="bold" officeooo:rsid="007c76c8" style:font-size-asian="12pt" style:font-weight-asian="bold" style:font-size-complex="12pt" style:font-weight-complex="bold"/>
    </style:style>
    <style:style style:name="T27" style:family="text">
      <style:text-properties style:font-name="Ubuntu1" fo:font-size="12pt" fo:font-weight="bold" officeooo:rsid="00ce5a1d" style:font-size-asian="12pt" style:font-weight-asian="bold" style:font-size-complex="12pt" style:font-weight-complex="bold"/>
    </style:style>
    <style:style style:name="T28" style:family="text">
      <style:text-properties style:font-name="Ubuntu1" fo:font-size="12pt" fo:font-weight="bold" officeooo:rsid="00cedecf" style:font-name-asian="Noto Sans CJK SC" style:font-size-asian="10.5pt" style:font-weight-asian="bold" style:font-name-complex="Lohit Devanagari" style:font-size-complex="12pt" style:font-weight-complex="bold"/>
    </style:style>
    <style:style style:name="T29" style:family="text">
      <style:text-properties style:font-name="Ubuntu1" fo:font-size="12pt" fo:font-weight="bold" officeooo:rsid="0029238e" style:font-name-asian="Noto Sans CJK SC" style:font-size-asian="10.5pt" style:font-weight-asian="bold" style:font-name-complex="Lohit Devanagari" style:font-size-complex="12pt" style:font-weight-complex="bold"/>
    </style:style>
    <style:style style:name="T30" style:family="text">
      <style:text-properties style:font-name="Ubuntu1" fo:font-size="12pt" fo:font-style="normal" style:text-underline-style="none" fo:font-weight="normal" officeooo:rsid="002608a4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Ubuntu1" fo:font-size="12pt" fo:font-style="normal" style:text-underline-style="none" fo:font-weight="normal" officeooo:rsid="009f9cd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Ubuntu1" fo:font-size="12pt" fo:font-style="normal" style:text-underline-style="none" fo:font-weight="normal" officeooo:rsid="00a57626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Ubuntu1" fo:font-size="12pt" style:text-underline-style="none" fo:font-weight="normal" officeooo:rsid="0029238e" style:font-name-asian="Noto Sans CJK SC" style:font-size-asian="10.5pt" style:font-weight-asian="normal" style:font-name-complex="Lohit Devanagari" style:font-size-complex="12pt" style:font-weight-complex="normal"/>
    </style:style>
    <style:style style:name="T34" style:family="text">
      <style:text-properties style:font-name="Ubuntu1" fo:font-weight="normal" style:font-weight-asian="normal" style:font-weight-complex="normal"/>
    </style:style>
    <style:style style:name="T35" style:family="text">
      <style:text-properties style:font-name="Ubuntu1" fo:font-weight="normal" officeooo:rsid="00ce5a1d" style:font-weight-asian="normal" style:font-weight-complex="normal"/>
    </style:style>
    <style:style style:name="T36" style:family="text">
      <style:text-properties style:font-name="Ubuntu1" officeooo:rsid="00231dc1"/>
    </style:style>
    <style:style style:name="T37" style:family="text">
      <style:text-properties style:font-name="Ubuntu1" fo:font-style="normal" style:text-underline-style="none" style:font-style-asian="normal" style:font-style-complex="normal"/>
    </style:style>
    <style:style style:name="T38" style:family="text">
      <style:text-properties style:font-name="Ubuntu1" fo:font-style="normal" style:text-underline-style="none" officeooo:rsid="0021a273" style:font-style-asian="normal" style:font-style-complex="normal"/>
    </style:style>
    <style:style style:name="T39" style:family="text">
      <style:text-properties style:font-name="Ubuntu1" fo:letter-spacing="normal" fo:font-style="normal" style:text-underline-style="none" fo:background-color="#ffffff" loext:char-shading-value="0" style:font-style-asian="normal" style:font-style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style:font-style-asian="normal" style:font-style-complex="normal"/>
    </style:style>
    <style:style style:name="T42" style:family="text">
      <style:text-properties fo:font-style="normal" style:text-underline-style="none" officeooo:rsid="007fb26d" style:font-style-asian="normal" style:font-style-complex="normal"/>
    </style:style>
    <style:style style:name="T43" style:family="text">
      <style:text-properties fo:font-style="normal" style:text-underline-style="none" officeooo:rsid="0085aa4f" style:font-style-asian="normal" style:font-style-complex="normal"/>
    </style:style>
    <style:style style:name="T44" style:family="text">
      <style:text-properties fo:font-style="normal" style:text-underline-style="none" fo:font-weight="bold" officeooo:rsid="00bc2bdb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70640d" style:font-style-asian="normal" style:font-style-complex="normal"/>
    </style:style>
    <style:style style:name="T47" style:family="text">
      <style:text-properties fo:font-style="normal" officeooo:rsid="007d5705" style:font-style-asian="normal" style:font-style-complex="normal"/>
    </style:style>
    <style:style style:name="T48" style:family="text">
      <style:text-properties fo:font-style="normal" officeooo:rsid="007fb26d" style:font-style-asian="normal" style:font-style-complex="normal"/>
    </style:style>
    <style:style style:name="T49" style:family="text">
      <style:text-properties fo:font-style="normal" officeooo:rsid="008697c8" style:font-style-asian="normal" style:font-style-complex="normal"/>
    </style:style>
    <style:style style:name="T50" style:family="text">
      <style:text-properties fo:font-style="normal" officeooo:rsid="009e9167" style:font-style-asian="normal" style:font-style-complex="normal"/>
    </style:style>
    <style:style style:name="T51" style:family="text">
      <style:text-properties fo:font-style="normal" officeooo:rsid="00a3b1eb" style:font-style-asian="normal" style:font-style-complex="normal"/>
    </style:style>
    <style:style style:name="T52" style:family="text">
      <style:text-properties style:text-underline-style="none" fo:font-weight="normal" officeooo:rsid="0058bf36" style:font-weight-asian="normal" style:font-weight-complex="normal"/>
    </style:style>
    <style:style style:name="T53" style:family="text">
      <style:text-properties style:text-underline-style="none" officeooo:rsid="00bc2bdb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29238e" style:font-name-asian="Noto Sans CJK SC" style:font-size-asian="10.5pt" style:font-name-complex="Lohit Devanagari" style:font-size-complex="12pt"/>
    </style:style>
    <style:style style:name="T55" style:family="text">
      <style:text-properties officeooo:rsid="0096417b" style:font-name-asian="Noto Sans CJK SC" style:font-size-asian="10.5pt" style:font-name-complex="Lohit Devanagari" style:font-size-complex="12pt"/>
    </style:style>
    <style:style style:name="T56" style:family="text">
      <style:text-properties officeooo:rsid="001a3f02" style:font-name-asian="Noto Sans CJK SC" style:font-size-asian="10.5pt" style:font-name-complex="Lohit Devanagari" style:font-size-complex="12pt"/>
    </style:style>
    <style:style style:name="T57" style:family="text">
      <style:text-properties officeooo:rsid="0054f88f" style:font-name-asian="Noto Sans CJK SC" style:font-size-asian="12pt" style:font-name-complex="Lohit Devanagari"/>
    </style:style>
    <style:style style:name="T58" style:family="text">
      <style:text-properties officeooo:rsid="002a2d42"/>
    </style:style>
    <style:style style:name="T59" style:family="text">
      <style:text-properties officeooo:rsid="006efa9e"/>
    </style:style>
    <style:style style:name="T60" style:family="text">
      <style:text-properties officeooo:rsid="0029238e"/>
    </style:style>
    <style:style style:name="T61" style:family="text">
      <style:text-properties officeooo:rsid="007cde23"/>
    </style:style>
    <style:style style:name="T62" style:family="text">
      <style:text-properties fo:letter-spacing="normal" fo:font-style="normal" style:text-underline-style="none" fo:background-color="#ffffff" loext:char-shading-value="0" style:font-style-asian="normal" style:font-style-complex="normal"/>
    </style:style>
    <style:style style:name="T63" style:family="text">
      <style:text-properties fo:letter-spacing="normal" fo:font-style="normal" style:text-underline-style="none" officeooo:rsid="003e6a4b" fo:background-color="#ffffff" loext:char-shading-value="0" style:font-style-asian="normal" style:font-style-complex="normal"/>
    </style:style>
    <style:style style:name="T64" style:family="text">
      <style:text-properties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66" style:family="text">
      <style:text-properties officeooo:rsid="0085aa4f"/>
    </style:style>
    <style:style style:name="T67" style:family="text">
      <style:text-properties officeooo:rsid="00909d58"/>
    </style:style>
    <style:style style:name="T68" style:family="text">
      <style:text-properties fo:font-size="12pt"/>
    </style:style>
    <style:style style:name="T69" style:family="text">
      <style:text-properties fo:font-size="12pt" officeooo:rsid="0046457f" style:font-size-asian="12pt" style:font-size-complex="12pt"/>
    </style:style>
    <style:style style:name="T70" style:family="text">
      <style:text-properties fo:font-size="12pt" fo:font-weight="normal" officeooo:rsid="00736add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8b9fd6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a1e159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ae3968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ae524d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ae94af" style:font-size-asian="12pt" style:font-weight-asian="normal" style:font-size-complex="12pt" style:font-weight-complex="normal"/>
    </style:style>
    <style:style style:name="T76" style:family="text">
      <style:text-properties fo:font-size="12pt" officeooo:rsid="001248e9"/>
    </style:style>
    <style:style style:name="T77" style:family="text">
      <style:text-properties fo:font-size="12pt" officeooo:rsid="00168276"/>
    </style:style>
    <style:style style:name="T78" style:family="text">
      <style:text-properties fo:font-size="12pt" officeooo:rsid="000dfabb"/>
    </style:style>
    <style:style style:name="T79" style:family="text">
      <style:text-properties style:font-size-asian="10.5pt"/>
    </style:style>
    <style:style style:name="T80" style:family="text">
      <style:text-properties officeooo:rsid="0096417b" style:font-size-asian="10.5pt"/>
    </style:style>
    <style:style style:name="T81" style:family="text">
      <style:text-properties officeooo:rsid="009f9cdc"/>
    </style:style>
    <style:style style:name="T8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9fac2e" style:font-style-asian="italic" style:font-weight-asian="normal" style:font-style-complex="italic" style:font-weight-complex="normal"/>
    </style:style>
    <style:style style:name="T84" style:family="text">
      <style:text-properties officeooo:rsid="00a73bda"/>
    </style:style>
    <style:style style:name="T85" style:family="text">
      <style:text-properties officeooo:rsid="00ae524d"/>
    </style:style>
    <style:style style:name="T86" style:family="text">
      <style:text-properties officeooo:rsid="00b83743"/>
    </style:style>
    <style:style style:name="T87" style:family="text">
      <style:text-properties fo:font-variant="normal" fo:text-transform="none" fo:color="#000000" fo:font-style="normal" style:font-size-asian="12pt" style:font-size-complex="12pt"/>
    </style:style>
    <style:style style:name="T88" style:family="text">
      <style:text-properties fo:font-variant="normal" fo:text-transform="none" fo:color="#000000" fo:letter-spacing="normal" fo:font-style="normal" style:text-underline-style="none" fo:background-color="#ffffff" loext:char-shading-value="0" style:font-size-asian="12pt" style:font-style-asian="normal" style:font-size-complex="12pt" style:font-style-complex="normal"/>
    </style:style>
    <style:style style:name="T89" style:family="text">
      <style:text-properties fo:font-variant="normal" fo:text-transform="none" fo:color="#000000" fo:letter-spacing="normal" fo:font-style="normal" style:text-underline-style="non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000000" fo:letter-spacing="normal" fo:font-style="normal" style:text-underline-style="none" officeooo:rsid="00bc2bd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00000"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fo:letter-spacing="normal" fo:font-style="normal" style:text-underline-style="none" officeooo:rsid="00c9852b" fo:background-color="#ffffff" loext:char-shading-value="0" style:font-style-asian="normal" style:font-style-complex="normal"/>
    </style:style>
    <style:style style:name="T93" style:family="text">
      <style:text-properties fo:font-variant="normal" fo:text-transform="none" fo:color="#000000" fo:letter-spacing="normal" fo:font-style="normal" style:text-underline-style="none" officeooo:rsid="00a3b1eb" fo:background-color="#ffffff" loext:char-shading-value="0" style:font-style-asian="normal" style:font-style-complex="normal"/>
    </style:style>
    <style:style style:name="T94" style:family="text">
      <style:text-properties fo:font-variant="normal" fo:text-transform="none" fo:color="#000000"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95" style:family="text">
      <style:text-properties fo:font-variant="normal" fo:text-transform="none" fo:font-size="12pt" fo:letter-spacing="normal" fo:font-style="normal" fo:font-weight="normal"/>
    </style:style>
    <style:style style:name="T96" style:family="text">
      <style:text-properties fo:font-variant="normal" fo:text-transform="none" fo:font-size="12pt" fo:letter-spacing="normal" fo:font-style="normal" fo:font-weight="normal" officeooo:rsid="001160bf"/>
    </style:style>
    <style:style style:name="T97" style:family="text">
      <style:text-properties fo:font-variant="normal" fo:text-transform="none" fo:font-size="12pt" fo:letter-spacing="normal" fo:font-style="normal" fo:font-weight="normal" officeooo:rsid="001248e9"/>
    </style:style>
    <style:style style:name="T98" style:family="text">
      <style:text-properties officeooo:rsid="000dc211"/>
    </style:style>
    <style:style style:name="T99" style:family="text">
      <style:text-properties style:font-name="Ubuntu1" fo:font-size="12pt" style:text-underline-style="none"/>
    </style:style>
    <style:style style:name="T100" style:family="text">
      <style:text-properties style:font-name="Ubuntu1" fo:font-size="12pt" style:text-underline-style="none" officeooo:rsid="00d49f35"/>
    </style:style>
    <style:style style:name="T101" style:family="text">
      <style:text-properties style:font-name="Ubuntu1" style:text-underline-style="none"/>
    </style:style>
    <style:style style:name="T102" style:family="text">
      <style:text-properties style:font-size-asian="12pt" style:font-size-complex="12pt"/>
    </style:style>
    <style:style style:name="T103" style:family="text">
      <style:text-properties officeooo:rsid="00dcf2b0"/>
    </style:style>
    <style:style style:name="T104" style:family="text">
      <style:text-properties officeooo:rsid="00e04285"/>
    </style:style>
    <style:style style:name="T105" style:family="text">
      <style:text-properties officeooo:rsid="00e20409"/>
    </style:style>
    <style:style style:name="T106" style:family="text">
      <style:text-properties officeooo:rsid="00e2c66b"/>
    </style:style>
    <style:style style:name="T107" style:family="text">
      <style:text-properties officeooo:rsid="00e39e31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NAVENDU</text:span> <text:span text:style-name="T5">DUAR</text:span><text:span text:style-name="T6">I</text:span></text:p>
      <text:p text:style-name="P36"><text:a xlink:type="simple" xlink:href="mailto:navendu.mcs19.du@gmail.com" text:style-name="Internet_20_link" text:visited-style-name="Visited_20_Internet_20_Link"><text:span text:style-name="T52">navendu.mcs19.du@gmail.com</text:span></text:a><text:span text:style-name="T5"> <text:s text:c="3"/>| <text:s text:c="4"/></text:span><text:a xlink:type="simple" xlink:href="http://navenduduari.github.io/" text:style-name="Internet_20_link" text:visited-style-name="Visited_20_Internet_20_Link"><text:span text:style-name="T40">navenduduari.github.io</text:span></text:a><text:span text:style-name="T5"> <text:s text:c="4"/>| <text:s text:c="4"/>+91-7003890461</text:span></text:p>
      <text:p text:style-name="P37"><draw:line text:anchor-type="paragraph" draw:z-index="0" draw:name="Shape1" draw:style-name="gr1" draw:text-style-name="P96" svg:x1="-0.377cm" svg:y1="0.076cm" svg:x2="19.17cm" svg:y2="0.101cm"><text:p/></draw:line></text:p>
      <text:section text:style-name="Sect1" text:name="Section1">
        <text:p text:style-name="P4">EXPERIENCE</text:p>
        <text:p text:style-name="P18"/>
        <text:p text:style-name="P11">FlyBy</text:p>
        <text:p text:style-name="P34"><text:a xlink:type="simple" xlink:href="http://letsflyby.com/" text:style-name="Internet_20_link" text:visited-style-name="Visited_20_Internet_20_Link"><text:span text:style-name="T32">lets</text:span></text:a><text:a xlink:type="simple" xlink:href="http://letsflyby.com/" text:style-name="Internet_20_link" text:visited-style-name="Visited_20_Internet_20_Link"><text:span text:style-name="T31">flyby</text:span></text:a><text:a xlink:type="simple" xlink:href="http://letsflyby.com/" text:style-name="Internet_20_link" text:visited-style-name="Visited_20_Internet_20_Link"><text:span text:style-name="T30">.com</text:span></text:a></text:p>
        <text:p text:style-name="P19"><text:span text:style-name="T81">May</text:span> 2020 – <text:span text:style-name="T81">Present</text:span></text:p>
        <text:p text:style-name="P52"><text:span text:style-name="T83">M</text:span><text:span text:style-name="T82">ember of Founding Team</text:span></text:p>
        <text:p text:style-name="P22"/>
        <text:p text:style-name="P10">Insticram Systems Pvt. Ltd.</text:p>
        <text:p text:style-name="P33"><text:a xlink:type="simple" xlink:href="http://yoursown.com/" text:style-name="Internet_20_link" text:visited-style-name="Visited_20_Internet_20_Link"><text:span text:style-name="T30">yoursown.com</text:span></text:a></text:p>
        <text:p text:style-name="P18">January 2020 – <text:span text:style-name="T67">May 2020</text:span></text:p>
        <text:p text:style-name="P12"><text:span text:style-name="T82">Technical Developer</text:span> <text:span text:style-name="T7">(remote)</text:span></text:p>
        <text:p text:style-name="P21"/>
        <text:p text:style-name="P1">EDUCATION</text:p>
        <text:p text:style-name="P5"/>
        <text:p text:style-name="P6">M. Sc. Computer Science : <text:span text:style-name="T8">Department of Computer Science, University of Delhi </text:span><text:span text:style-name="T80">(7.8)</text:span></text:p>
        <text:p text:style-name="P14">August 2019 – Present</text:p>
        <text:p text:style-name="P6">B. Sc. Hons. Computer Science : <text:span text:style-name="T8">Asutosh College, University of Calcutta </text:span><text:span text:style-name="T80">(</text:span><text:span text:style-name="T79">73.75%</text:span><text:span text:style-name="T80">)</text:span></text:p>
        <text:p text:style-name="P6">Higher Secondary : <text:span text:style-name="T8">Jodhpur Park Boys High School, Kolkata, West Bengal </text:span><text:span text:style-name="T80">(</text:span><text:span text:style-name="T79">80%</text:span><text:span text:style-name="T80">)</text:span></text:p>
        <text:p text:style-name="P53"><text:span text:style-name="T102">Secondary : </text:span><text:span text:style-name="T9">Sarisha R.K.M Sikshamandir, Sarisha, West Bengal</text:span><text:span text:style-name="T10"> </text:span><text:span text:style-name="T55">(</text:span><text:span text:style-name="T56">87.14%</text:span><text:span text:style-name="T55">)</text:span></text:p>
        <text:list xml:id="list4210594868" text:style-name="L19">
          <text:list-header>
            <text:p text:style-name="P81"><text:span text:style-name="T54"/></text:p>
          </text:list-header>
        </text:list>
        <text:p text:style-name="P57">TOOLKIT</text:p>
        <text:p text:style-name="P25"/>
        <text:p text:style-name="P23"><text:span text:style-name="T3">Adaptable</text:span><text:span text:style-name="T60"> to new technologies with a good learning curve</text:span></text:p>
        <text:p text:style-name="P66"><text:span text:style-name="T25">Pragramming Language –</text:span><text:span text:style-name="T12"> <text:s/></text:span><text:span text:style-name="T15">G</text:span><text:span text:style-name="T14">o, C++, </text:span><text:span text:style-name="T21">TypeScript, </text:span><text:span text:style-name="T14">JavaScript <text:s/></text:span></text:p>
        <text:p text:style-name="P32"><text:span text:style-name="T24">Web Development Technology –</text:span><text:span text:style-name="T34"> </text:span><text:span text:style-name="T13">Node.js, </text:span><text:span text:style-name="T20">React.js, </text:span><text:span text:style-name="T13">GraphQL, REST, </text:span><text:span text:style-name="T19">Websocket</text:span></text:p>
        <text:p text:style-name="P67"><text:span text:style-name="T24">Database Technology –</text:span><text:span text:style-name="T34"> </text:span><text:span text:style-name="T13">PostgreSQL, Cassandra, </text:span><text:span text:style-name="T16">MongoDB, </text:span><text:span text:style-name="T18">Redis</text:span></text:p>
        <text:p text:style-name="P68"><text:span text:style-name="T27">CI/CD</text:span><text:span text:style-name="T26"> –</text:span><text:span text:style-name="T18"> Git</text:span><text:span text:style-name="T22">lab runners</text:span><text:span text:style-name="T18">, Docker </text:span><text:span text:style-name="T22">deployments</text:span><text:span text:style-name="T18">, </text:span><text:span text:style-name="T22">Standard Test Intregations and reportings</text:span></text:p>
        <text:p text:style-name="P31"><text:span text:style-name="T24">DevOps Technology –</text:span><text:span text:style-name="T34"> </text:span><text:span text:style-name="T35">Log management, </text:span><text:span text:style-name="T13">Git, Docker, </text:span><text:span text:style-name="T17">c</text:span><text:span text:style-name="T13">url</text:span></text:p>
        <text:p text:style-name="P59"><text:span text:style-name="T69">Others – </text:span><text:span text:style-name="T72">Vim, </text:span><text:span text:style-name="T74">Git Flow, </text:span><text:span text:style-name="T73">A</text:span><text:span text:style-name="T70">WS </text:span><text:span text:style-name="T71">, </text:span><text:span text:style-name="T75">J</text:span><text:span text:style-name="T73">WT</text:span></text:p>
        <text:p text:style-name="P59"><text:span text:style-name="T73"/></text:p>
        <text:p text:style-name="P59"><text:span text:style-name="T73"/></text:p>
        <text:p text:style-name="P59"><text:span text:style-name="T73"/></text:p>
        <text:p text:style-name="P59"><text:span text:style-name="T73"/></text:p>
        <text:p text:style-name="P59"><text:span text:style-name="T73"/></text:p>
        <text:p text:style-name="P46"/>
        <text:p text:style-name="P58">SKILL</text:p>
        <text:p text:style-name="P44"/>
        <text:p text:style-name="P93"><text:span text:style-name="T28">Competitive Programming</text:span><text:span text:style-name="T29"> -</text:span><text:span text:style-name="T23"> </text:span><text:a xlink:type="simple" xlink:href="https://leetcode.com/navenduduari/" text:style-name="Internet_20_link" text:visited-style-name="Visited_20_Internet_20_Link"><text:span text:style-name="T33">https://leetcode.com/navenduduari/</text:span></text:a></text:p>
        <text:p text:style-name="P79">Database Design for Practical Purpose </text:p>
        <text:list xml:id="list2060262584" text:style-name="L5">
          <text:list-item>
            <text:p text:style-name="P80">Cost vs Performance Tradeoff</text:p>
          </text:list-item>
        </text:list>
        <text:list xml:id="list3850338509" text:style-name="L25">
          <text:list-item>
            <text:p text:style-name="P82">Minimum Schema Change</text:p>
          </text:list-item>
        </text:list>
        <text:list xml:id="list729514134" text:style-name="L26">
          <text:list-item>
            <text:p text:style-name="P83">Scaling</text:p>
          </text:list-item>
        </text:list>
        <text:p text:style-name="P79">Web API Design</text:p>
        <text:list xml:id="list229324565" text:style-name="L27">
          <text:list-item>
            <text:p text:style-name="P84">Single CRUD and Bulk CRUD with eventual consistency</text:p>
          </text:list-item>
        </text:list>
        <text:list xml:id="list3198541578" text:style-name="L28">
          <text:list-item>
            <text:p text:style-name="P85">Version Management</text:p>
          </text:list-item>
        </text:list>
        <text:list xml:id="list1276788409" text:style-name="L29">
          <text:list-item>
            <text:p text:style-name="P86">Benchmarking</text:p>
          </text:list-item>
        </text:list>
        <text:list xml:id="list1341801357" text:style-name="L30">
          <text:list-item>
            <text:p text:style-name="P87"><text:span text:style-name="T54">Telemetry</text:span></text:p>
          </text:list-item>
        </text:list>
        <text:p text:style-name="P78">APM</text:p>
        <text:list xml:id="list14515383212260" text:continue-list="list229324565" text:style-name="L27">
          <text:list-item>
            <text:p text:style-name="P88">Log Collector (Fluentd)</text:p>
          </text:list-item>
        </text:list>
        <text:list xml:id="list1271652306" text:style-name="L31">
          <text:list-item>
            <text:p text:style-name="P89">System Monitoring</text:p>
          </text:list-item>
        </text:list>
        <text:list xml:id="list135813762" text:style-name="L32">
          <text:list-item>
            <text:p text:style-name="P90">Event for Debugging</text:p>
          </text:list-item>
        </text:list>
        <text:p text:style-name="P78">Client Side Performance</text:p>
        <text:list xml:id="list14514742967897" text:continue-list="list14515383212260" text:style-name="L27">
          <text:list-item>
            <text:p text:style-name="P91">Re-definition of State Stores</text:p>
          </text:list-item>
        </text:list>
        <text:p text:style-name="P28"/>
        <text:p text:style-name="P3">INTEREST</text:p>
        <text:p text:style-name="P24"/>
        <text:p text:style-name="P17"><text:span text:style-name="T1">Finance</text:span> <text:span text:style-name="T1">–</text:span> <text:span text:style-name="T81">Learning and practicing to invest</text:span></text:p>
        <text:p text:style-name="P26"><text:span text:style-name="T2">Sports</text:span> <text:span text:style-name="T1">–</text:span> <text:span text:style-name="T58">School-level certificates holder for various sport events</text:span></text:p>
        <text:p text:style-name="P20"><text:span text:style-name="T4">Cooking</text:span><text:span text:style-name="T57"> </text:span>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><text:soft-page-break/></text:p>
        <text:p text:style-name="P2">PROJECT</text:p>
        <text:p text:style-name="P13"/>
        <text:p text:style-name="P71">FlyBy</text:p>
        <text:p text:style-name="P94"><text:a xlink:type="simple" xlink:href="http://letsflyby.com/" text:style-name="Internet_20_link" text:visited-style-name="Visited_20_Internet_20_Link"><text:span text:style-name="T32">lets</text:span></text:a><text:a xlink:type="simple" xlink:href="http://letsflyby.com/" text:style-name="Internet_20_link" text:visited-style-name="Visited_20_Internet_20_Link"><text:span text:style-name="T31">flyby</text:span></text:a><text:a xlink:type="simple" xlink:href="http://letsflyby.com/" text:style-name="Internet_20_link" text:visited-style-name="Visited_20_Internet_20_Link"><text:span text:style-name="T30">.com</text:span></text:a><text:span text:style-name="T100"> </text:span><text:span text:style-name="T99">- </text:span><text:a xlink:type="simple" xlink:href="https://chrome.google.com/webstore/detail/flyby/mhnimggcnbmkknogbhelbjdddfbilkon?hl=en-GB&amp;authuser=3" text:style-name="Internet_20_link" text:visited-style-name="Visited_20_Internet_20_Link"><text:span text:style-name="T101">https://chrome.google.com/webstore/detail/flyby/mhnimggcnbmkknogbhelbjdddfbilkon?hl=en-GB&amp;authuser=3</text:span></text:a></text:p>
        <text:p text:style-name="P76"><text:span text:style-name="T68">Flyby is a communication tool for team</text:span><text:span text:style-name="T76">s</text:span><text:span text:style-name="T68"> which have short-lived sessions and enable communication </text:span><text:span text:style-name="T77">over</text:span><text:span text:style-name="T68"> text, voice, video and screenshare</text:span></text:p>
        <text:list xml:id="list2836209059" text:style-name="L23">
          <text:list-item>
            <text:p text:style-name="P72">Materialising graph in relational database f<text:span text:style-name="T105">or</text:span> small to medium scale</text:p>
          </text:list-item>
          <text:list-item>
            <text:p text:style-name="P77"><text:span text:style-name="T68">Clever database design to have almost al</text:span><text:span text:style-name="T78">l</text:span><text:span text:style-name="T68"> the queries run on index by managing consistency manually</text:span></text:p>
          </text:list-item>
          <text:list-item>
            <text:p text:style-name="P72">An infinitely scalable api server with socket services centralised removes load on caching layer</text:p>
          </text:list-item>
          <text:list-item>
            <text:p text:style-name="P72">Customised client side differ to reduce data transport between chrome extension runtime and browser page runtime</text:p>
          </text:list-item>
          <text:list-item>
            <text:p text:style-name="P72">A scalable logging infrastructure which also enables low scale app telemetry to reduce cost of infrastructure</text:p>
          </text:list-item>
          <text:list-item>
            <text:p text:style-name="P72">Basic incident reporting</text:p>
          </text:list-item>
          <text:list-item>
            <text:p text:style-name="P73"><text:span text:style-name="T103">Various experience feature</text:span><text:span text:style-name="T107">s</text:span><text:span text:style-name="T103">(socket management, drag-n-drop image/link, link preview, copy message, minimize frame, chrome notification etc.)</text:span></text:p>
          </text:list-item>
          <text:list-item>
            <text:p text:style-name="P75">Chrome API, DynamoDB, REST, React.js, Jest.js, TypeScript</text:p>
          </text:list-item>
        </text:list>
        <text:p text:style-name="P95"><text:span text:style-name="T51"/></text:p>
        <text:p text:style-name="P95"><text:span text:style-name="T51"/></text:p>
        <text:p text:style-name="P54">Others</text:p>
        <text:p text:style-name="P70"><text:a xlink:type="simple" xlink:href="https://github.com/NavenduDuari" text:style-name="Internet_20_link" text:visited-style-name="Visited_20_Internet_20_Link"><text:span text:style-name="T39">github.com/NavenduDuari</text:span></text:a></text:p>
        <text:list xml:id="list1255152301" text:style-name="L37">
          <text:list-item>
            <text:p text:style-name="P51"><text:span text:style-name="T44">getblk</text:span><text:span text:style-name="T53"> - </text:span><text:span text:style-name="T87">Implementation of getblk algorithm in a multi-threading environment</text:span></text:p>
          </text:list-item>
          <text:list-item>
            <text:p text:style-name="P47"><text:span text:style-name="T65">fb-bot</text:span><text:span text:style-name="T64"> - </text:span><text:span text:style-name="T88">A simple Facebook bot using Puppeteer</text:span></text:p>
          </text:list-item>
          <text:list-item>
            <text:p text:style-name="P47"><text:span text:style-name="T94">gocoin</text:span><text:span text:style-name="T91"> - </text:span><text:span text:style-name="T89"><text:s/></text:span><text:span text:style-name="T90">A CLI </text:span><text:span text:style-name="T89">that gives data of crypto-currencies</text:span></text:p>
          </text:list-item>
          <text:list-item>
            <text:p text:style-name="P56"><text:span text:style-name="T92">Basic </text:span><text:span text:style-name="T93">blockchain implementations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Y<text:span text:style-name="T59">oursOwn</text:span></text:p>
        <text:p text:style-name="P69"><text:a xlink:type="simple" xlink:href="http://yoursown.com/" text:style-name="Internet_20_link" text:visited-style-name="Visited_20_Internet_20_Link"><text:span text:style-name="T38">y</text:span></text:a><text:a xlink:type="simple" xlink:href="http://yoursown.com/" text:style-name="Internet_20_link" text:visited-style-name="Visited_20_Internet_20_Link"><text:span text:style-name="T37">oursown.com</text:span></text:a></text:p>
        <text:p text:style-name="P74">A small scale social network within college where students can get feed of peer activity, college news etc.</text:p>
        <text:list xml:id="list2850749258" text:style-name="L36">
          <text:list-item>
            <text:p text:style-name="P92"><text:span text:style-name="T96">A</text:span><text:span text:style-name="T95">nalyze and understand business </text:span><text:span text:style-name="T97">and</text:span><text:span text:style-name="T95"> user requirements to create </text:span><text:span text:style-name="T96">r</text:span><text:span text:style-name="T95">eliable and efficient database design models as well as write code to interact with databases</text:span></text:p>
          </text:list-item>
          <text:list-item>
            <text:p text:style-name="P65"><text:span text:style-name="T37">Built and deployed Docker containers to break up monolithic app into microservices, improving developer workflow, increasing scalability, and optimizing speed</text:span></text:p>
          </text:list-item>
          <text:list-item>
            <text:p text:style-name="P41">CRUD operations, <text:span text:style-name="T61">Document upload/download, Captcha generation, Real-time notification </text:span></text:p>
          </text:list-item>
          <text:list-item>
            <text:p text:style-name="P39"><text:span text:style-name="T45">PostgrSQL, </text:span><text:span text:style-name="T46">Cassandra, S3, </text:span><text:span text:style-name="T45">Grap</text:span><text:span text:style-name="T46">h</text:span><text:span text:style-name="T45">QL, </text:span><text:span text:style-name="T47">Websocket, Redis, </text:span><text:span text:style-name="T45">Go</text:span></text:p>
          </text:list-item>
        </text:list>
        <text:p text:style-name="P38"><text:span text:style-name="T45"/></text:p>
        <text:p text:style-name="P9">go-<text:span text:style-name="T84">echo-blog</text:span></text:p>
        <text:p text:style-name="P16"><text:a xlink:type="simple" xlink:href="https://github.com/NavenduDuari/go-echo-blog" text:style-name="Internet_20_link" text:visited-style-name="Visited_20_Internet_20_Link"><text:span text:style-name="T41">github.com/NavenduDuari/go-echo-blog</text:span></text:a></text:p>
        <text:list xml:id="list2883297180" text:style-name="L38">
          <text:list-item>
            <text:p text:style-name="P60">CRUD application</text:p>
          </text:list-item>
          <text:list-item>
            <text:p text:style-name="P60"><text:span text:style-name="T86">S</text:span>ignup/<text:span text:style-name="T86">L</text:span>ogin(password/OTP)</text:p>
          </text:list-item>
          <text:list-item>
            <text:p text:style-name="P61">JWT authentication</text:p>
          </text:list-item>
          <text:list-item>
            <text:p text:style-name="P49"><text:span text:style-name="T85">PostgreSQL, SNS, REST(echo), </text:span>Go</text:p>
          </text:list-item>
        </text:list>
        <text:list xml:id="list1730310501" text:style-name="L2">
          <text:list-header>
            <text:p text:style-name="P48"/>
          </text:list-header>
        </text:list>
        <text:p text:style-name="P8">go<text:span text:style-name="T66">info</text:span></text:p>
        <text:p text:style-name="P15"><text:a xlink:type="simple" xlink:href="http://github.com/NavenduDuari/goinfo" text:style-name="Internet_20_link" text:visited-style-name="Visited_20_Internet_20_Link"><text:span text:style-name="T41">github.com/NavenduDuari/</text:span></text:a><text:a xlink:type="simple" xlink:href="http://github.com/NavenduDuari/goinfo" text:style-name="Internet_20_link" text:visited-style-name="Visited_20_Internet_20_Link"><text:span text:style-name="T42">go</text:span></text:a><text:a xlink:type="simple" xlink:href="http://github.com/NavenduDuari/goinfo" text:style-name="Internet_20_link" text:visited-style-name="Visited_20_Internet_20_Link"><text:span text:style-name="T43">info</text:span></text:a></text:p>
        <text:list xml:id="list3209954586" text:style-name="L39">
          <text:list-item>
            <text:p text:style-name="P62">Experience CLI through WhatsApp (Basic application for programmed WhatsApp communication)</text:p>
          </text:list-item>
          <text:list-item>
            <text:p text:style-name="P64">crypto –<text:span text:style-name="T45"> </text:span><text:span text:style-name="T50">g</text:span><text:span text:style-name="T45">ives prices of crypto-currencies</text:span></text:p>
          </text:list-item>
          <text:list-item>
            <text:p text:style-name="P64">covid<text:span text:style-name="T45"> – covid19 tracker for India</text:span></text:p>
          </text:list-item>
          <text:list-item>
            <text:p text:style-name="P64">gogit<text:span text:style-name="T45"> – gives basic insights of Github profile</text:span></text:p>
          </text:list-item>
          <text:list-item>
            <text:p text:style-name="P43"><text:span text:style-name="T45">Go, </text:span><text:span text:style-name="T49">various</text:span><text:span text:style-name="T48"> API</text:span><text:span text:style-name="T49">s</text:span></text:p>
          </text:list-item>
        </text:list>
        <text:list xml:id="list14514992250563" text:continue-list="list1730310501" text:style-name="L2">
          <text:list-header>
            <text:p text:style-name="P42"><text:span text:style-name="T49"/></text:p>
          </text:list-header>
        </text:list>
        <text:p text:style-name="P30"><text:span text:style-name="T36">L</text:span><text:span text:style-name="T11">ifeLine</text:span></text:p>
        <text:p text:style-name="P29"><text:a xlink:type="simple" xlink:href="http://life-line-demo.herokuapp.com/" text:style-name="Internet_20_link" text:visited-style-name="Visited_20_Internet_20_Link"><text:span text:style-name="T39">life-line-demo.herokuapp.com</text:span></text:a></text:p>
        <text:list xml:id="list4119237630" text:style-name="L40">
          <text:list-item>
            <text:p text:style-name="P50">Blood donor information app</text:p>
          </text:list-item>
          <text:list-item>
            <text:p text:style-name="P40"><text:span text:style-name="T62">MongoDB, REST, </text:span><text:span text:style-name="T63">Node.js</text:span><text:span text:style-name="T62">, </text:span><text:span text:style-name="T63">React.js, Redux.js</text:span></text:p>
          </text:list-item>
        </text:list>
        <text:p text:style-name="P63"/>
        <text:p text:style-name="P63"/>
        <text:p text:style-name="P63"/>
        <text:p text:style-name="P6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15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2T23:30:39.004978532</meta:creation-date>
    <dc:date>2020-08-20T01:45:13.272171555</dc:date>
    <meta:editing-duration>PT8H52M28S</meta:editing-duration>
    <meta:editing-cycles>174</meta:editing-cycles>
    <meta:generator>LibreOffice/6.4.4.2$Linux_X86_64 LibreOffice_project/40$Build-2</meta:generator>
    <meta:document-statistic meta:table-count="0" meta:image-count="0" meta:object-count="0" meta:page-count="2" meta:paragraph-count="91" meta:word-count="526" meta:character-count="3852" meta:non-whitespace-character-count="3419"/>
  </office:meta>
</office:document-meta>
</file>